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14920E340A12833A2A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>
        <draw:frame draw:style-name="gr1" draw:text-style-name="P1" draw:layer="layout" svg:width="16.932cm" svg:height="6.963cm" svg:x="5.622cm" svg:y="4.438cm">
          <draw:image xlink:href="Pictures/10000001000003200000014920E340A12833A2AC.png" xlink:type="simple" xlink:show="embed" xlink:actuate="onLoad" draw:mime-type="image/png">
            <text:p/>
          </draw:image>
        </draw:frame>
        <draw:frame draw:style-name="gr1" draw:text-style-name="P1" draw:layer="layout" svg:width="16.932cm" svg:height="6.963cm" svg:x="5.622cm" svg:y="4.438cm">
          <draw:image xlink:href="Pictures/10000001000003200000014920E340A12833A2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5-14T14:08:59.529000000</dc:date>
    <meta:editing-duration>PT6M8S</meta:editing-duration>
    <meta:editing-cycles>1</meta:editing-cycles>
    <meta:document-statistic meta:object-count="27"/>
    <meta:generator>LibreOffice/7.2.3.2$Windows_X86_64 LibreOffice_project/d166454616c1632304285822f9c83ce2e660fd92</meta:generator>
  </office:meta>
</office:document-meta>
</file>